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est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15">
            <text:p>15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train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3">
            <text:p>23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está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gustará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¡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 office:value-type="string">
            <text:p>?</text:p>
          </table:table-cell>
          <table:table-cell table:style-name="ce3"/>
          <table:table-cell table:style-name="ce3" office:value-type="float" office:value="2">
            <text:p>2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o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full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 table:formula="of:=SUM([.D2:.D77])" office:value-type="float" office:value="216">
            <text:p>216</text:p>
          </table:table-cell>
          <table:table-cell table:style-name="ce1" office:value-type="string">
            <text:p>[ PREV -2 ]</text:p>
          </table:table-cell>
          <table:table-cell table:style-name="ce1" table:number-columns-repeated="2"/>
          <table:table-cell table:formula="of:=SUM([.H2:.H145])" office:value-type="float" office:value="183">
            <text:p>183</text:p>
          </table:table-cell>
          <table:table-cell table:style-name="ce1" office:value-type="string">
            <text:p>[ NEXT +1 ]</text:p>
          </table:table-cell>
          <table:table-cell table:style-name="ce1" table:number-columns-repeated="2"/>
          <table:table-cell table:formula="of:=SUM([.L2:.L145])" office:value-type="float" office:value="238">
            <text:p>238</text:p>
          </table:table-cell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formula="of:=[.D2]*100/216" office:value-type="float" office:value="17.5925925925926">
            <text:p>17.592592592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formula="of:=[.H2]*100/183" office:value-type="float" office:value="8.19672131147541">
            <text:p>8.1967213115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formula="of:=[.L2]*100/238" office:value-type="float" office:value="7.56302521008403">
            <text:p>7.5630252101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3]*100/216" office:value-type="float" office:value="6.01851851851852">
            <text:p>6.018518518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3]*100/183" office:value-type="float" office:value="4.91803278688525">
            <text:p>4.9180327869</text:p>
          </table:table-cell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L3]*100/238" office:value-type="float" office:value="5.46218487394958">
            <text:p>5.4621848739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4]*100/216" office:value-type="float" office:value="6.01851851851852">
            <text:p>6.0185185185</text:p>
          </table:table-cell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4]*100/183" office:value-type="float" office:value="4.91803278688525">
            <text:p>4.9180327869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L4]*100/238" office:value-type="float" office:value="5.04201680672269">
            <text:p>5.0420168067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D5]*100/216" office:value-type="float" office:value="5.55555555555556">
            <text:p>5.555555555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H5]*100/183" office:value-type="float" office:value="4.37158469945355">
            <text:p>4.371584699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L5]*100/238" office:value-type="float" office:value="3.78151260504202">
            <text:p>3.781512605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formula="of:=[.D6]*100/216" office:value-type="float" office:value="4.62962962962963">
            <text:p>4.6296296296</text:p>
          </table:table-cell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6]*100/183" office:value-type="float" office:value="3.27868852459016">
            <text:p>3.278688524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L6]*100/238" office:value-type="float" office:value="2.94117647058824">
            <text:p>2.9411764706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D7]*100/216" office:value-type="float" office:value="4.16666666666667">
            <text:p>4.1666666667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7]*100/183" office:value-type="float" office:value="3.27868852459016">
            <text:p>3.2786885246</text:p>
          </table:table-cell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L7]*100/238" office:value-type="float" office:value="2.52100840336134">
            <text:p>2.5210084034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8]*100/216" office:value-type="float" office:value="3.7037037037037">
            <text:p>3.7037037037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8]*100/183" office:value-type="float" office:value="2.73224043715847">
            <text:p>2.7322404372</text:p>
          </table:table-cell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L8]*100/238" office:value-type="float" office:value="2.10084033613445">
            <text:p>2.1008403361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9]*100/216" office:value-type="float" office:value="3.7037037037037">
            <text:p>3.7037037037</text:p>
          </table:table-cell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9]*100/183" office:value-type="float" office:value="2.73224043715847">
            <text:p>2.7322404372</text:p>
          </table:table-cell>
          <table:table-cell table:style-name="ce2" office:value-type="string">
            <text:p>significa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L9]*100/238" office:value-type="float" office:value="1.68067226890756">
            <text:p>1.6806722689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0]*100/216" office:value-type="float" office:value="3.24074074074074">
            <text:p>3.2407407407</text:p>
          </table:table-cell>
          <table:table-cell office:value-type="string">
            <text:p>v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1]*100/216" office:value-type="float" office:value="3.24074074074074">
            <text:p>3.2407407407</text:p>
          </table:table-cell>
          <table:table-cell office:value-type="string">
            <text:p>tien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D12]*100/216" office:value-type="float" office:value="2.77777777777778">
            <text:p>2.7777777778</text:p>
          </table:table-cell>
          <table:table-cell office:value-type="string">
            <text:p>gustar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D13]*100/216" office:value-type="float" office:value="2.31481481481481">
            <text:p>2.3148148148</text:p>
          </table:table-cell>
          <table:table-cell office:value-type="string">
            <text:p>*0*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D14]*100/216" office:value-type="float" office:value="1.85185185185185">
            <text:p>1.8518518519</text:p>
          </table:table-cell>
          <table:table-cell office:value-type="string">
            <text:p>sab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?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ó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corpus sin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[ PREV -1 ] 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2836">
            <text:p>2836</text:p>
          </table:table-cell>
          <table:table-cell table:style-name="ce1" office:value-type="string">
            <text:p>[ PREV -2 ]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678">
            <text:p>1678</text:p>
          </table:table-cell>
          <table:table-cell table:style-name="ce1" office:value-type="string">
            <text:p>[ NEXT +1 ]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52">
            <text:p>1552</text:p>
          </table:table-cell>
        </table:table-row>
        <table:table-row table:style-name="ro1">
          <table:table-cell/>
          <table:table-cell table:style-name="ce2" office:value-type="string">
            <text:p>lo</text:p>
          </table:table-cell>
          <table:table-cell table:style-name="ce2"/>
          <table:table-cell table:style-name="ce2" office:value-type="float" office:value="727">
            <text:p>727</text:p>
          </table:table-cell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836">
            <text:p>836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1335">
            <text:p>1335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677">
            <text:p>677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741">
            <text:p>741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1053">
            <text:p>105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88">
            <text:p>488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86">
            <text:p>48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951">
            <text:p>951</text:p>
          </table:table-cell>
        </table:table-row>
        <table:table-row table:style-name="ro1"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35">
            <text:p>435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44">
            <text:p>444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728">
            <text:p>728</text:p>
          </table:table-cell>
        </table:table-row>
        <table:table-row table:style-name="ro1"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49">
            <text:p>349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352">
            <text:p>352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487">
            <text:p>487</text:p>
          </table:table-cell>
        </table:table-row>
        <table:table-row table:style-name="ro1"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296">
            <text:p>296</text:p>
          </table:table-cell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341">
            <text:p>341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463">
            <text:p>463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315">
            <text:p>315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410">
            <text:p>410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43">
            <text:p>243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06">
            <text:p>306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356">
            <text:p>356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227">
            <text:p>227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91">
            <text:p>291</text:p>
          </table:table-cell>
          <table:table-cell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88">
            <text:p>288</text:p>
          </table:table-cell>
        </table:table-row>
        <table:table-row table:style-name="ro1">
          <table:table-cell/>
          <table:table-cell office:value-type="string">
            <text:p>dijo</text:p>
          </table:table-cell>
          <table:table-cell/>
          <table:table-cell office:value-type="float" office:value="198">
            <text:p>198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286">
            <text:p>286</text:p>
          </table:table-cell>
          <table:table-cell/>
          <table:table-cell table:style-name="ce2" office:value-type="string">
            <text:p>ha</text:p>
          </table:table-cell>
          <table:table-cell table:style-name="ce2"/>
          <table:table-cell table:style-name="ce2" office:value-type="float" office:value="241">
            <text:p>241</text:p>
          </table:table-cell>
        </table:table-row>
        <table:table-row table:style-name="ro1">
          <table:table-cell/>
          <table:table-cell office:value-type="string">
            <text:p>ya</text:p>
          </table:table-cell>
          <table:table-cell/>
          <table:table-cell office:value-type="float" office:value="192">
            <text:p>192</text:p>
          </table:table-cell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68">
            <text:p>268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mientras</text:p>
          </table:table-cell>
          <table:table-cell/>
          <table:table-cell office:value-type="float" office:value="161">
            <text:p>161</text:p>
          </table:table-cell>
          <table:table-cell/>
          <table:table-cell table:style-name="ce2" office:value-type="string">
            <text:p>un</text:p>
          </table:table-cell>
          <table:table-cell table:style-name="ce2"/>
          <table:table-cell table:style-name="ce2" office:value-type="float" office:value="253">
            <text:p>253</text:p>
          </table:table-cell>
          <table:table-cell/>
          <table:table-cell office:value-type="string">
            <text:p>su</text:p>
          </table:table-cell>
          <table:table-cell/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hoy</text:p>
          </table:table-cell>
          <table:table-cell/>
          <table:table-cell office:value-type="float" office:value="157">
            <text:p>157</text:p>
          </table:table-cell>
          <table:table-cell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45">
            <text:p>245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157">
            <text:p>157</text:p>
          </table:table-cell>
        </table:table-row>
        <table:table-row table:style-name="ro1">
          <table:table-cell/>
          <table:table-cell office:value-type="string">
            <text:p>las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45">
            <text:p>145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string">
            <text:p>una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37">
            <text:p>137</text:p>
          </table:table-cell>
        </table:table-row>
        <table:table-row table:style-name="ro1">
          <table:table-cell/>
          <table:table-cell office:value-type="string">
            <text:p>aseguró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36">
            <text:p>136</text:p>
          </table:table-cell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string">
            <text:p>del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una</text:p>
          </table:table-cell>
          <table:table-cell/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41">
            <text:p>14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así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string">
            <text:p>se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string">
            <text:p>más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string">
            <text:p>hay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después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afirmó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ya</text:p>
          </table:table-cell>
          <table:table-cell/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indicó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este</text:p>
          </table:table-cell>
          <table:table-cell/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más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string">
            <text:p>)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recordó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string">
            <text:p>quien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también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efe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su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string">
            <text:p>esta</text:p>
          </table:table-cell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añadió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hech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hay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considera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tiene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destacó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tan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desde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posibilidad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sus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string">
            <text:p>son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entre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subrayó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también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gobierno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creo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personas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dij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nos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igual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aunque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más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tuvo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per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manifestó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-fpt-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les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agregó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este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vez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consideró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ños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anunció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ntes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desde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también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son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reconoció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so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ahora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tienen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supone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)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aún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decir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insistió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haya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espera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otros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cree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tant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tuvo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muy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hasta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puesto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pesar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durante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ños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tres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ea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gran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señala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aseguró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tiemp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iento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uenta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mañana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únic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madrid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advirtió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partid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año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podrí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esta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españ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países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pp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lg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país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to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xiste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pasa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staba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sin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om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reunión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info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todos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sino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u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fueron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tendrán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afi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hizo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asegura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yer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reiteró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ntes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apuntó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estas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considerar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estadounidense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esa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posible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onvencid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uando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hombre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si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opinó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omenzó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habrá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und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endrá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tanto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presidente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onsecuencia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evitar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proyect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pueda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empresas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grup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dado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otra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viene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situación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dese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odavía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trabaj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ólar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va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tra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gó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partidos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sp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éste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periodistas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unca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comentó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mpres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uedan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forma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ese.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asegurado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prim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stos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roblema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otr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afirma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ongres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xisten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omunicado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odrían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impedir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onf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antiene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ntre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añ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si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representa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pensa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francé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lgunos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sostuv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y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tros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tenemo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y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españa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u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van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paí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ualqui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dijo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consideran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mism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ermit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ademá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erán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parece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le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iempr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indica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incluy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hech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sta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y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tendrá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fuente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ualquier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accion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unt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od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denunció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uev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deben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asunt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orque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objetiv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recordar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hay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mbos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gobiern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onsideró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ub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important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rimer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sufrió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nad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iudad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encuentr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actividade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articip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declaró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ademá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sentó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equip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viajab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much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form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ritic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debi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ament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ont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demás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dice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uatr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abí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previst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ho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eng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ay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funcionari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finalment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uestione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quell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rabaj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e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admit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únic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ntuvo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advirt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spañ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rt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indicaro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ituació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ésta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indica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onfí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ctualment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empres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s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endrán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proyect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erca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llos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edida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brasil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destacó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señalaro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en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grup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peseta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enti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per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quell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omunida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só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nuncia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;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reún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jugadore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moment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ra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negó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sí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ntrevist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urope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ublic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indica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d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un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stablece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oblem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ng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técnic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soe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taban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zon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únic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eberá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pp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lgun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hacen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fútbol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s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o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segur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osotro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recalcó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uch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firma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omisió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perar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firma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orm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mejo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tene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rte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viv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ñala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ree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t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entiende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jov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lleg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mism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resid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ema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uan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rmin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ley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studi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ticiparo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uda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asdaq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ej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ení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nu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anto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ctividade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mpon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ñala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oldad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antien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diner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oci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ovoc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hace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n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gan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man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ec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onfirmó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ermita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segura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cto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recibi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lub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útbo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evé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ensam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rrespond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í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f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travies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uent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clus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ent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iempr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fecta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ambi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ndidat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onoc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tegra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merca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zn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per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ampeone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i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varios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oc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signific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momen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hubier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tuviero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ro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reconoc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isc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tituy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icien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-fpa-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ogró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siempre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quell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aho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inform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éxic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xplic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ond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ll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ich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ig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on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necesari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olicí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enzará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llí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teré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otiv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segur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rticipará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nt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eriodi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alcul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ocialist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spon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nacion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í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spec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ofesional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ism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uriero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stimó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operació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fec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art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ue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informació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sen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cial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fuero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par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recuerd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gun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al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urop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pondrá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lug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íban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odas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xplicaro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ens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r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úbl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ekí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querem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lector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ced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men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ultur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ider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ens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tal.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ll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a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br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barcelon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btuv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region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utoridad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dió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sistiero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upon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í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vident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indica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ñal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alment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d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mportant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é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imer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ec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rig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os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conóm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eberí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evé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hevenement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flej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br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últim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us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vil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tr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madrid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xplic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cluy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eclaracion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oblem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baj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b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edi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retend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ntidad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rabaj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enas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abo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guer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per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xplica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a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año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edi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hin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mostra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mpl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ez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i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e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paño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ten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lific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ancion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grand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lefón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i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ís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pués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ib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gul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sunt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l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sputa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iniciativ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g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ecesit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jueg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du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lumn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mpresa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se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drí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ctivi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cabez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otr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n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frec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ta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nclu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sider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gent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eg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bido_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incip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resalt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ism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cup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atiz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ayo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er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uje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od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abem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ar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nsar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ga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b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ape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d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muestr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og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vi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fianz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rticip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ervici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nternacion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ní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cuer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unicip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l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s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ficien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id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olít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aliz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rime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arroll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ert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e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upuestame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stat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ehendakari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m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d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aus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clu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ib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mprob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gú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óla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ntaj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clui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e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m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za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le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x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organism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rvici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qued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isc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ánda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tro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tuv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rvici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aro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poy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up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lgui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-fpa-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un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ientra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sidera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gu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rí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man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mpora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r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uy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ifíci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taluñ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hin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vestigac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err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(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tiz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sfuerz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cal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simism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blig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resentars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a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frent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ng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segur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steriorm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eñala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gad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cir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talá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id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avar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é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is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firm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u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n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ecto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iemp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ienz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clar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unicipa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mpidi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e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é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verso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b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nstituc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niest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fre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oci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min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alleci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untualiz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uris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rasil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oportunidad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spaño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cho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rey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bertur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xis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ndidat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alu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lo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al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al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uviero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ci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lefó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fesional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ircunstancia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ternac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r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nver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euu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ostien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nte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ermiti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sraelí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zo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uer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edi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cnologí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presen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spect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cc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rá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ie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róxi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cier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staca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mpañ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ener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ermiti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segui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m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ñad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upuso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olític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udier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olucion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elebr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ñan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ituy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if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t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d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conómic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ocu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enezue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pit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ribu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tú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alenci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sarrol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nti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anifest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um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cus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b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sta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l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cutiv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om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scar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usc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ba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d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z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lici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rav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mostr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az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y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mpl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rd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nfirm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ult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gab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lan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duc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ngre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úbl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rmi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ill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ent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zquier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n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iv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id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vel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sis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i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ard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washingt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ec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l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ú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a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érci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r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orta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abor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r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buen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g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g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nvestigac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inú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volu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uer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blec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lda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az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utiliz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utbolist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éc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g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noc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odel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cie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lít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m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or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pues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s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rmitirá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iciembr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part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abr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bstan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ne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delant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ig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hávez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y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gur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ali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lantill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nsa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torg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ernánd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sca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la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spué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imer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ultar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s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umpl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isi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eset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r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eguido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er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var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áci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tend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.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i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quel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iñ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sd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ee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piet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omb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ú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ist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ambl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ues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s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quisiéra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rgentin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f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ner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entíf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re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seguraro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zg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i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o_mis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urope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lam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spa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lomb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o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grup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rasileñ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sra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ec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nu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i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iz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di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as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d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d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bjetiv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nta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ará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rabaj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le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quier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oc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olític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cald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ortun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uest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adic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cis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tl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ien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mpora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firm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tid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ntien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york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ínim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rabaj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iri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tiliz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d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vehícul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uel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n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j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ádi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noc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lec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ed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str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ocied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dr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ificultad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xplic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muestr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mpañ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obiern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oc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ñal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opon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u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utónom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uev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eg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osibl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orma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ch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emani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ítul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om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ag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ub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ertez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pend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oduc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di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zon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u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iempre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u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ést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xperie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form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nt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ab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menaz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rgentin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hab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ovi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idi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prob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r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empl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ront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duj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ij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usti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cidi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incip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adrileñ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erci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ilóme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piedad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n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ib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baj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i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fien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ci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promi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fes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scamp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b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n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ueg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vesti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gun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angre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alt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tícul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u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uebl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cidi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ari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fect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ue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utad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pac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tu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curs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nun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timism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r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mpl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form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áb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enz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sidera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n_emba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bie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eg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rí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ti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ueb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ejo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ici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ntoni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liga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gu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valú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sent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bjetiv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b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fermed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n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stion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as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pin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ent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gui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so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s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asc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mpe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e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o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n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e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teri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í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ono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portis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xembu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utu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ej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bli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ent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sraelí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úm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en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rantiz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al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en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n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rcunsta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teré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rc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gur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titu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uje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ord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tenec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amili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uir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urop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rm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dic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si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v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eu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c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dific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rur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is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ll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c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id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provecha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a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peti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ider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bri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ib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ay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er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xtremad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arrei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jetiv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eo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id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unicip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ne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crib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pete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gra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gu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mpresari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nu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cien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añ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m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tonc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i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er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ccionis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zatope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ist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lui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cuad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gu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ha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ié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usi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jueg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busc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rav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cisa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lar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erado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im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rech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erp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d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undamenta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g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ormará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o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or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um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ocum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ltu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úbl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rec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j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uc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greg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voqu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n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alizará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ep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nid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rol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d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ste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s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o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tala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mpo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ntaj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m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omin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frentars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ul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can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du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ugur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r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ombra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ienteme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ranj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ri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nd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peci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r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a_nuestr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mi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sib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ñal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xper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vers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it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mpres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xactam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meters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l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orn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ficionad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uer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tend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vestig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ult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operati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ha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ól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voc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t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t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ci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ed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yec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p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m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teinbrenn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r_ejempl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alanc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c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i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ng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y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é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ilóme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acú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éd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an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nía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az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uatr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per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p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up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n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jo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punt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lig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la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form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b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al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lic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últip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iba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gu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bog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c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si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uca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b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_uni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óvi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r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stitu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ej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ustar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rtefa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enad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á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ont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te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acili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rít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bray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oc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íd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saje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s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n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órdob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u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abalz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lega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u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uls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lue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89">
            <text:p>198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t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endría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ti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y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t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a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ticip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n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urio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publica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vanz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(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s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ez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scart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enezol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voc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ág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onzál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ont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j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mpañ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clar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rant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ci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eni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yud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u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noch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berg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ble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l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fecta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de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te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erre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l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llor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stituy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n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o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c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r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fi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lda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tu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zbul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ier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ten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i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or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soci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má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duc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neralita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e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urop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rag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n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m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i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tron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j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inida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e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g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s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j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ri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es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gres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s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al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ertam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dmit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zcl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fie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tis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af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u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orm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nta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v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r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rr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tu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tru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st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úm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mit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éfici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ect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voc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lantil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bisp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si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conóm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tboli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_todo_cas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paño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pe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imén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ntuv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ñ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urri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n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gra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dmi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áv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unic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p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u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que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cid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vore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flej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uga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form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ú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r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gila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rd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er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lu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zá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lantea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ig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cul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tremeñ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anec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um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ev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gis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ment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is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al_vez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es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n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pa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rroquí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pin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be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le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j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glé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ol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fre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orm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nidad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ríti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e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abe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sibilidad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ibi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bablemen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safí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urop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o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poyar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nom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scú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fer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ñad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vat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s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ld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de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omb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ú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ider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ui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gente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ilate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t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termin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xi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olpi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volucion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rman_par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mi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x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misto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p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irm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pidie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d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stig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ugoslavi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al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er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ert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llev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un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as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lit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-fe-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er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embr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tar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la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r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r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rasile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egura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t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c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mul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alv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antan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m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gu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sific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arrac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unc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nsació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ific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e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lab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nun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pug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de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eb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irtel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mpl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rabaj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titu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ep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ig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éfo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vindi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dmit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d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scipli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nis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ternacion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lague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laus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l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ienc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t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z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dr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ci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g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lu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med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bl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lo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tar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erm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iamen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síqui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di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rdem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parta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nspo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er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os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u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ómpu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d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t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um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olv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v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_dec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veda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undamen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cnoco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omicil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us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gra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m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p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pues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s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ir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quie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ranti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er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conómi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gan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r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unic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ier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ctáre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tlét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ect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ig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l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el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vers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c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znm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pañ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o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nad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ance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e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no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fin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rech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sti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óv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obier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os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chang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vimi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ig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in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rv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i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ircunsta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bajab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lamentar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bra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ri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er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canz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in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em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ú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en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d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dividu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i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tir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es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ej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sibl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r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ec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cili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spon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on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sever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bresal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bander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en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uad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celehendakar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d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ce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ndidatu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nils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ac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unidens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ue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ond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porta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_obst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stin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n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h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por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fer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b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nt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baj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ront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pañí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óno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si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nu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srael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ab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ger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b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cil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dminist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fons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ú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co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en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ún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l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it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solu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cuad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dalu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ner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nadore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och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sti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crosoft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ítu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am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ab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ego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itú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s&amp;p50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ter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uent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i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d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we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tali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cis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r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kosov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arroll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cto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par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men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rganiz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nifies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uelg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stsoviéti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av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baj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ut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a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ent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tap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quip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ctu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rav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pon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o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nv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s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lard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grar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us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yu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itul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ta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n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taluñ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t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rr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abo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orm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ist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e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que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bre_to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(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corpo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'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lecto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ig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di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ur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crit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trateg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dalu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rescindibl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arrol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eces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mplea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ve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v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trol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ond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u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í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domi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media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bo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ombarde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c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iti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rena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últi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roba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i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euu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ánch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gím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te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pon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éc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ndica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um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nóm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canis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iv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u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ha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var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lic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pre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c_barcel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mi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_igual_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y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mpes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t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n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lic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ic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g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lv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le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ur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es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li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r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ali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gra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pue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ie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uestr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hícu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el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rgent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b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int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ps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nt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7.256">
            <text:p>107.256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met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a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dific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omb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e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oliv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r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an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árbit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lam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est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órmul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va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si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rugua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gan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_só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dril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tantáne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dajo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últi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munodepr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rome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ndr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p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luy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xic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c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p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ola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m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nca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que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d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m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queha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rd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ic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mw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ns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n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t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gu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ju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ic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ncio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rm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squ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e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cid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ú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llafran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a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lí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ác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e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z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io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a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i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st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ciplin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mero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chí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z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l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anqui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all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am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i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ch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dos_u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abiliz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ig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lencian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ís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um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cha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sn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presen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c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av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l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ren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ces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ducí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vi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p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v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pa-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bsidi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u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ite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sion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móvi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s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fic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j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bu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ag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loqu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augu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ord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j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er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ecu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lmrphs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fic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l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locu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fi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rem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baj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bi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d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g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g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men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pu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ces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ul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ccion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ol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áncfo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v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du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e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ue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te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it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ec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oj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ip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ter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ma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i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ue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esú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c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2">
            <text:p>19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lipe_gonzále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mi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vent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to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n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s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t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ter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ant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l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is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imul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ci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v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n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rv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l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ie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licit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cri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n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is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tuar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gir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st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on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d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e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e_a_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me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tur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naz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on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43">
            <text:p>194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ifi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tefa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mpl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te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ost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onoc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in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emp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a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zarr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washing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e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sé_luis_sie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is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ur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dif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vorez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baj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stig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medi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did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óg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10">
            <text:p>191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ccero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ism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d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ific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9_de_en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v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yo_de_199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e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je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ible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edi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trib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an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gg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de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or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ot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tali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rbanís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ir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l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amin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re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en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íc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p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gist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luy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dat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ri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nunci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iod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quí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ven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te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c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e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inú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ocum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omb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ional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cul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i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nsej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u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n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ifes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tisfa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e-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íbano-israel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per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sci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ama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l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i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ia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ad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ec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end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er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ual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erm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ran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c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onaj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o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kswag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ligro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z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cnolog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áxi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má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vers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r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dur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e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vi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im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v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lombi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ef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_aho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ota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trob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sulma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ñana,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cu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lab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es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most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nt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ti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ama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re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je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esi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pele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rse_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op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díg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rd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fuer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tur_m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v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mue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tícu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u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g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stifi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a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fes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m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ntecimi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rece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en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y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to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rib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ue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ti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eleg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ev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a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inú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firm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nal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saci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iód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venc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imi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nanci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ádi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iru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uel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gu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gr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t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sti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so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i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ándo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ie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eri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e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le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dit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iunf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ncion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imi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ach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mpa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a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ña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tempor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fes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oró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iunf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rd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k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ri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ucion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or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o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ép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nd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s_nuestr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douniden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er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pa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v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ans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gu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it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di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vi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ncip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dust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b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g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n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r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zá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pie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endi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x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pec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t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trimon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serv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r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tbol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g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ste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pendi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ns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icultura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única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ugovi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bier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b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r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rigin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e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i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ens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dif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a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cha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ig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ár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er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lenci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t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ner_en_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qui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res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ermin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ba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gra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.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háv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s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do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ig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c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ranc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s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u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arez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u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cep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e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été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ul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e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v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cio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cán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épo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i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dafric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r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icultu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uerd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p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egu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g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cú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ion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rem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noci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el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z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stral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_mism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cent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unta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egurar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cos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l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b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hendakar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i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asparov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ce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fi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ópez_de_co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l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l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mb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ac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fuerz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ret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ade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port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tir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v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dito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eg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e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le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l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dameric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éc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lp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ivindic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n_embar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er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u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vanz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é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ect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vi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an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ed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m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ur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j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rem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eg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ej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str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ru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dicam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c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cret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ca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ó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rrei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id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lev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ño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ter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pi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ad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vil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u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g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kí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fi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mil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sibil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nanc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ng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y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que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men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dun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ch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ercu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éb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bi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r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tálo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d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ranj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ár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e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it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mul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ilate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ib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tú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li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ctro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se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es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gip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act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xf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éx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r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rprend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ve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e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j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lsink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it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_fa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lest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id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u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i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r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t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l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40.922.71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ecu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uev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pun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sbo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álo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d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lo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ímbo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ane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medi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le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u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ngu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viliz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ñad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nd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ctric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icitu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_contra_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r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ñ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m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l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ca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rta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r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ces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énd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liv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ju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edre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rmin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otel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ibil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d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lu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p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ñ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má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ncip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lí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orcej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res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bi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supuest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tolog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tent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ens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ác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lam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f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stimon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uir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po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o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laver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fectu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cohól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heinmeta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rech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ticu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yu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enc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llalob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volv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i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cisa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m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sa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ple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er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j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pe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es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m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p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ui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eb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lo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rregular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i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lag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utiz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re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v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r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e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órmu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la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eche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ci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u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i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gu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v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lo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zerbaiy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us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ntr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cu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form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u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y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eje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rt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n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le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ir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nspor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n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usia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d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d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at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s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ntualiz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ch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al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gno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di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jecu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t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us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v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r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gip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bita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tu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z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gument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ganiz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no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t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sq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curr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í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rre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on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gros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pular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q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us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b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ei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ban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ej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crimin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ú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p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érm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lí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v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lecimi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stion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ej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c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ten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acti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mbr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f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ren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v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i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or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c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nad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iji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v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mniz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ac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rinó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límp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vita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rganiz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j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rr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ure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pon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nam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in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r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ej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mb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li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j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eix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pre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qui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v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ís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en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sot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t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j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cr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e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é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úbl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ane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en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édi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egu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táli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nd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óve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lui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aste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yec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egurado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icion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gisl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im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d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er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aluny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ns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lament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nivers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tu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i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_suy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isp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zzn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ciag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a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uti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señ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o_lug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z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terna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erc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uatema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ndic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luv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id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quirúrg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ic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f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over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p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ícil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ib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ro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fe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m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tili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rm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caragu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e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e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strali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aho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sis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unci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bier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r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claración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4" office:value-type="string">
            <text:p>5%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la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ifest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und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r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edi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fer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cel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tiv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u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hícu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rill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ú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leg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j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man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ste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nde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t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illef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rv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ála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ubr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m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onom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goci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ij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ver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mari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tenc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opt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barc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orebi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z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og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ree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éc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ú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par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ortali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n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un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d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t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in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mpie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f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jal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lav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ent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m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str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ún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li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de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aril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vant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i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or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rib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jer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i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titu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í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ac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ali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cili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n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id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ípica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ri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t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p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ado_l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rtzaint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br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ec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eñ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gu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j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odu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pir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vert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ej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ratég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st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rv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asific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srael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gur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er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j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vapi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dc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ce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vis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vil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d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y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pu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nc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bserv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mit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ell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et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cir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vare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sion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sibl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er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go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stor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cien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i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c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glomer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rt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tid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licitab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nc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ocumen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ig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mi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orc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dia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égime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viden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áp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gislatu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u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dalu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an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za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is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tograf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g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im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t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gisl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i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tidad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l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me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m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cánico-electrónic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qué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ion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lanti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grama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léfon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gur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o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arec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rpres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st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adémi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ea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óp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es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de_lue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uest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ív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ituc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orm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nteved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antí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lan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nicip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son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dóñe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ma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adój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crosoft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ag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i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amativ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ub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cuestad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ocupa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a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nd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ezue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la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m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g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ka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íct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.76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it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larará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ne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re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sona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or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dr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puzan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bre_to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ectiv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n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st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s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colm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p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onc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hat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ímet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u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alu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i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st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n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iritu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icientemen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ste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ber-x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lvidem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oí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tisfech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vel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rc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éctr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e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íritu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isto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d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dinari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i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miinconscie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ástrofes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ucesiv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pende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últ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sé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rg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alu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ad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ecul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uen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estig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irac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man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ambl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por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nc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pit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31,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urope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ra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iérco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rescient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aspiram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lími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cplr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gradu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espaci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se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fun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fensiv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etermina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administrac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sacrifici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</table:table>
      <table:table table:name="compar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office:value-type="string">
            <text:p>CON_TILDE</text:p>
          </table:table-cell>
          <table:table-cell table:style-name="Default" table:number-columns-repeated="2"/>
          <table:table-cell/>
          <table:table-cell table:style-name="Default" office:value-type="string">
            <text:p>SIN_TILD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  <table:table-cell/>
          <table:table-cell table:style-name="ce5" office:value-type="string">
            <text:p>,</text:p>
          </table:table-cell>
          <table:table-cell/>
          <table:table-cell office:value-type="float" office:value="2836">
            <text:p>2836</text:p>
          </table:table-cell>
        </table:table-row>
        <table:table-row table:style-name="ro1">
          <table:table-cell/>
          <table:table-cell table:style-name="ce5" office:value-type="string">
            <text:p>d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27">
            <text:p>727</text:p>
          </table:table-cell>
        </table:table-row>
        <table:table-row table:style-name="ro1">
          <table:table-cell/>
          <table:table-cell table:style-name="ce5" office:value-type="string">
            <text:p>¿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5" office:value-type="string">
            <text:p>de</text:p>
          </table:table-cell>
          <table:table-cell/>
          <table:table-cell office:value-type="float" office:value="677">
            <text:p>677</text:p>
          </table:table-cell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5" office:value-type="string">
            <text:p>y</text:p>
          </table:table-cell>
          <table:table-cell/>
          <table:table-cell office:value-type="float" office:value="488">
            <text:p>488</text:p>
          </table:table-cell>
        </table:table-row>
        <table:table-row table:style-name="ro1">
          <table:table-cell/>
          <table:table-cell table:style-name="ce5" office:value-type="string">
            <text:p>,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table:style-name="ce5" office:value-type="string">
            <text:p>pa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/>
          <table:table-cell table:style-name="ce5" office:value-type="string">
            <text:p>e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/>
          <table:table-cell table:style-name="ce5" office:value-type="string">
            <text:p>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5" office:value-type="string">
            <text:p>en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5" office:value-type="string">
            <text:p>para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4">
            <text:p>4</text:p>
          </table:table-cell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[ NEXT +1 ]</text:p>
          </table:table-cell>
          <table:table-cell table:style-name="ce1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se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7"/>
          <table:table-cell table:style-name="ce6" office:value-type="string">
            <text:p>se</text:p>
          </table:table-cell>
          <table:table-cell table:style-name="ce6"/>
          <table:table-cell table:style-name="ce6" office:value-type="float" office:value="1552">
            <text:p>1552</text:p>
          </table:table-cell>
        </table:table-row>
        <table:table-row table:style-name="ro1">
          <table:table-cell/>
          <table:table-cell table:style-name="ce5" office:value-type="string">
            <text:p>*0*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335">
            <text:p>1335</text:p>
          </table:table-cell>
        </table:table-row>
        <table:table-row table:style-name="ro1">
          <table:table-cell/>
          <table:table-cell table:style-name="ce5" office:value-type="string">
            <text:p>?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1053">
            <text:p>1053</text:p>
          </table:table-cell>
        </table:table-row>
        <table:table-row table:style-name="ro1">
          <table:table-cell/>
          <table:table-cell table:style-name="ce5" office:value-type="string">
            <text:p>no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5" office:value-type="string">
            <text:p>*0*</text:p>
          </table:table-cell>
          <table:table-cell/>
          <table:table-cell office:value-type="float" office:value="951">
            <text:p>951</text:p>
          </table:table-cell>
        </table:table-row>
        <table:table-row table:style-name="ro1">
          <table:table-cell/>
          <table:table-cell table:style-name="ce5"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728">
            <text:p>728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s</text:p>
          </table:table-cell>
          <table:table-cell/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string">
            <text:p>l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string">
            <text:p>significa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5" office:value-type="string">
            <text:p>no</text:p>
          </table:table-cell>
          <table:table-cell/>
          <table:table-cell office:value-type="float" office:value="410">
            <text:p>41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ce5" office:value-type="string">
            <text:p>,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las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ha</text:p>
          </table:table-cell>
          <table:table-cell/>
          <table:table-cell office:value-type="float" office:value="241">
            <text:p>241</text:p>
          </table:table-cell>
        </table:table-row>
      </table:table>
      <table:database-ranges>
        <table:database-range table:target-range-address="'corpus sin'.J1:'corpus sin'.L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01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9T09:49:30</meta:creation-date>
    <dc:date>2011-03-31T01:07:32</dc:date>
    <dc:creator>Santiago Iturriaga</dc:creator>
    <meta:editing-duration>PT05H45M32S</meta:editing-duration>
    <meta:editing-cycles>4</meta:editing-cycles>
    <meta:generator>OpenOffice.org/3.2$Unix OpenOffice.org_project/320m19$Build-9505</meta:generator>
    <meta:document-statistic meta:table-count="5" meta:cell-count="9882" meta:object-count="0"/>
  </office:meta>
</office:document-meta>
</file>